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5"/>
          <table:table-cell table:formula="of:=SUM([.H4];[.H33];[.H62];[.H92];[.H122])" office:value-type="float" office:value="8490.59548079685" calcext:value-type="float">
            <text:p>8490.5954807969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15" table:formula="of:=SUM([.B3:.F3])" office:value-type="float" office:value="28200" calcext:value-type="float">
            <text:p>282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89400" calcext:value-type="float">
            <text:p>189400</text:p>
          </table:table-cell>
          <table:table-cell table:formula="of:=SUM([.H4];[.H33];[.H62];[.H92];[.L125];[.H122])" office:value-type="float" office:value="8490.59548079685" calcext:value-type="float">
            <text:p>8490.5954807969</text:p>
          </table:table-cell>
          <table:table-cell table:formula="of:=SUM([.J4];[.K4])" office:value-type="float" office:value="9500" calcext:value-type="float">
            <text:p>95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89600" calcext:value-type="float">
            <text:p>189600</text:p>
          </table:table-cell>
          <table:table-cell table:formula="of:=SUM([.H5];[.H34];[.H63];[.H93];[.L126];[.H123])" office:value-type="float" office:value="7721.03026340555" calcext:value-type="float">
            <text:p>7721.0302634056</text:p>
          </table:table-cell>
          <table:table-cell table:formula="of:=SUM([.K5];[.J5])"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200" calcext:value-type="float">
            <text:p>-200</text:p>
          </table:table-cell>
          <table:table-cell table:formula="of:=SUM([.H6];[.H35];[.H64];[.H94];[.L127];[.H124])" office:value-type="float" office:value="4475.00103519669" calcext:value-type="float">
            <text:p>4475.0010351967</text:p>
          </table:table-cell>
          <table:table-cell table:formula="of:=SUM([.K6];[.J6])" office:value-type="float" office:value="7600" calcext:value-type="float">
            <text:p>7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06.38495448107" calcext:value-type="float">
            <text:p>7206.3849544811</text:p>
          </table:table-cell>
          <table:table-cell table:formula="of:=SUM([.K7];[.J7])" office:value-type="float" office:value="14400" calcext:value-type="float">
            <text:p>14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340.47016751365" calcext:value-type="float">
            <text:p>6340.4701675137</text:p>
          </table:table-cell>
          <table:table-cell table:formula="of:=SUM([.K8];[.J8])" office:value-type="float" office:value="2400" calcext:value-type="float">
            <text:p>2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9:.F29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952.97016751365" calcext:value-type="float">
            <text:p>5952.9701675137</text:p>
          </table:table-cell>
          <table:table-cell table:formula="of:=SUM([.K9];[.J9])" office:value-type="float" office:value="9400" calcext:value-type="float">
            <text:p>9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490.59548079685" calcext:value-type="float">
            <text:p>8490.5954807969</text:p>
          </table:table-cell>
          <table:table-cell table:formula="of:=SUM([.K10];[.J10])" office:value-type="float" office:value="9750" calcext:value-type="float">
            <text:p>975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490.59548079685" calcext:value-type="float">
            <text:p>8490.5954807969</text:p>
          </table:table-cell>
          <table:table-cell table:formula="of:=SUM([.K11];[.J11])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29];[.C29];[.E29];[.F29])" office:value-type="float" office:value="767.5" calcext:value-type="float">
            <text:p>767.5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43.78007271142" calcext:value-type="float">
            <text:p>6943.7800727114</text:p>
          </table:table-cell>
          <table:table-cell table:formula="of:=SUM([.K12];[.J12])" office:value-type="float" office:value="8950" calcext:value-type="float">
            <text:p>895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29:.F29])" office:value-type="float" office:value="771.666666666667" calcext:value-type="float">
            <text:p>771.666666666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62.49397703746" calcext:value-type="float">
            <text:p>5962.4939770375</text:p>
          </table:table-cell>
          <table:table-cell table:formula="of:=SUM([.K13];[.J13])" office:value-type="float" office:value="4500" calcext:value-type="float">
            <text:p>45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490.59548079685" calcext:value-type="float">
            <text:p>8490.5954807969</text:p>
          </table:table-cell>
          <table:table-cell table:formula="of:=SUM([.K14];[.J14])" office:value-type="float" office:value="7800" calcext:value-type="float">
            <text:p>7800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490.59548079685" calcext:value-type="float">
            <text:p>8490.5954807969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490.59548079685" calcext:value-type="float">
            <text:p>8490.5954807969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65.91012610578" calcext:value-type="float">
            <text:p>4865.9101261058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9];[.D29])" office:value-type="float" office:value="771.666666666667" calcext:value-type="float">
            <text:p>771.6666666667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396.35202135774" calcext:value-type="float">
            <text:p>4396.3520213578</text:p>
          </table:table-cell>
          <table:table-cell table:formula="of:=SUM([.K18];[.J18])"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490.59548079685" calcext:value-type="float">
            <text:p>8490.5954807969</text:p>
          </table:table-cell>
          <table:table-cell table:formula="of:=SUM([.J19];[.K19])" office:value-type="float" office:value="8900" calcext:value-type="float">
            <text:p>8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D29:.F29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0];[.H49];[.H78];[.H108];[.L141];[.H138])" office:value-type="float" office:value="7723.09548079685" calcext:value-type="float">
            <text:p>7723.0954807969</text:p>
          </table:table-cell>
          <table:table-cell table:formula="of:=SUM([.J20];[.K20])" office:value-type="float" office:value="7100" calcext:value-type="float">
            <text:p>7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490.59548079685" calcext:value-type="float">
            <text:p>8490.5954807969</text:p>
          </table:table-cell>
          <table:table-cell table:formula="of:=SUM([.J21];[.K21])" office:value-type="float" office:value="6200" calcext:value-type="float">
            <text:p>62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782.42156775338" calcext:value-type="float">
            <text:p>7782.421567753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490.59548079685" calcext:value-type="float">
            <text:p>8490.5954807969</text:p>
          </table:table-cell>
          <table:table-cell table:formula="of:=SUM([.J23];[.K23])"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];[.C29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541.16483897491" calcext:value-type="float">
            <text:p>6541.164838974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D29];[.F29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6509.41723874905" calcext:value-type="float">
            <text:p>6509.4172387491</text:p>
          </table:table-cell>
          <table:table-cell table:formula="of:=SUM([.J25];[.K25])" office:value-type="float" office:value="7850" calcext:value-type="float">
            <text:p>7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134.07374166642" calcext:value-type="float">
            <text:p>8134.0737416664</text:p>
          </table:table-cell>
          <table:table-cell table:formula="of:=SUM([.J26];[.K26])" office:value-type="float" office:value="6900" calcext:value-type="float">
            <text:p>6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37.96390184949" calcext:value-type="float">
            <text:p>8037.9639018495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29:.F29])" office:value-type="float" office:value="1159.16666666667" calcext:value-type="float">
            <text:p>1159.1666666667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490.59548079685" calcext:value-type="float">
            <text:p>8490.595480796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6265.8333333333" calcext:value-type="float">
            <text:p>26265.8333333333</text:p>
          </table:table-cell>
          <table:table-cell table:number-columns-repeated="2"/>
          <table:table-cell table:style-name="ce15" table:formula="of:=SUM([.K4:.K27])" office:value-type="float" office:value="246800" calcext:value-type="float">
            <text:p>246800</text:p>
          </table:table-cell>
          <table:table-cell table:formula="of:=SUM([.H29];[.H152])" office:value-type="float" office:value="26265.8333333333" calcext:value-type="float">
            <text:p>26265.8333333333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29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16.86956521739" calcext:value-type="float">
            <text:p>1416.8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488.50517598344" calcext:value-type="float">
            <text:p>1488.505175983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88:.F88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840.67908902692" calcext:value-type="float">
            <text:p>1840.6790890269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D88];[.F88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E88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E88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840.67908902692" calcext:value-type="float">
            <text:p>1840.679089026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3" office:value-type="float" office:value="352.173913043478" calcext:value-type="float">
            <text:p>352.1739130435</text:p>
          </table:table-cell>
          <table:table-cell table:formula="of:=[.D61]/23" office:value-type="float" office:value="356.521739130435" calcext:value-type="float">
            <text:p>356.5217391304</text:p>
          </table:table-cell>
          <table:table-cell table:formula="of:=[.E61]/25" office:value-type="float" office:value="356" calcext:value-type="float">
            <text:p>356</text:p>
          </table:table-cell>
          <table:table-cell table:formula="of:=[.F61]/23" office:value-type="float" office:value="352.173913043478" calcext:value-type="float">
            <text:p>352.1739130435</text:p>
          </table:table-cell>
          <table:table-cell/>
          <table:table-cell table:style-name="ce15" table:formula="of:=SUM([.H62:.H87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6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6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6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table:formula="of:=SUM([.B121:.F121])" office:value-type="float" office:value="33200" calcext:value-type="float">
            <text:p>33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1000" calcext:value-type="float">
            <text:p>21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48];[.C148];[.E148];[.F148])" office:value-type="float" office:value="1284.21052631579" calcext:value-type="float">
            <text:p>1284.210526315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e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M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/>
          <table:table-cell table:formula="of:=SUM([.B148:.F148])" office:value-type="float" office:value="1726.31578947368" calcext:value-type="float">
            <text:p>1726.315789473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Nane</text:p>
          </table:table-cell>
          <table:table-cell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Gena</text:p>
          </table:table-cell>
          <table:table-cell table:number-columns-repeated="3"/>
          <table:table-cell table:formula="of:=SUM([.B148:.F148])" office:value-type="float" office:value="1726.31578947368" calcext:value-type="float">
            <text:p>1726.315789473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Sargis</text:p>
          </table:table-cell>
          <table:table-cell table:number-columns-repeated="3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E148])" office:value-type="float" office:value="1726.31578947368" calcext:value-type="float">
            <text:p>1726.315789473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];[.D148];[.E148];[.F148])" office:value-type="float" office:value="1273.68421052632" calcext:value-type="float">
            <text:p>1273.684210526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8:.F148])" office:value-type="float" office:value="1726.31578947368" calcext:value-type="float">
            <text:p>1726.3157894737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726.31578947368" calcext:value-type="float">
            <text:p>1726.315789473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9" office:value-type="float" office:value="431.578947368421" calcext:value-type="float">
            <text:p>431.5789473684</text:p>
          </table:table-cell>
          <table:table-cell table:formula="of:=[.F121]/20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34073.6842105263" calcext:value-type="float">
            <text:p>34073.6842105263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0:42:09.741246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4T11:20:06.947112617</dc:date>
    <meta:editing-duration>P9DT2H15M59S</meta:editing-duration>
    <meta:editing-cycles>2874</meta:editing-cycles>
    <meta:generator>LibreOffice/4.2.8.2$Linux_X86_64 LibreOffice_project/420m0$Build-2</meta:generator>
    <meta:document-statistic meta:table-count="16" meta:cell-count="7419" meta:object-count="0"/>
  </office:meta>
</office:document-meta>
</file>